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ffffff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ff99" style:repeat="repeat"/>
    </style:style>
    <style:style style:name="ce9" style:family="table-cell">
      <style:graphic-properties draw:fill="solid" draw:fill-color="#99ff66" style:repeat="repeat"/>
    </style:style>
    <style:style style:name="ce10" style:family="table-cell">
      <style:graphic-properties draw:fill="solid" draw:fill-color="#ff6600"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238cm" svg:y="2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1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7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8">
                <text:p>76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8">
                <text:p>75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9">
                <text:p>83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9">
                <text:p>85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9">
                <text:p>99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10">
                <text:p>69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9">
                <text:p>80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1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9">
                <text:p>96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9">
                <text:p>98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8">
                <text:p>72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10">
                <text:p>61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9">
                <text:p>83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9">
                <text:p>95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0.3cm" svg:height="2.384cm" svg:x="0.7cm" svg:y="0.016cm">
          <draw:text-box>
            <text:p text:style-name="P1"><text:span text:style-name="T1">Scores got with selected maps (chosen by clustering),</text:span><text:span text:style-name="T2">by reducing the parameters dimension to the minimum dimension containing 80% of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50:14.837802707</dc:date>
    <dc:creator>guery </dc:creator>
    <meta:editing-duration>PT4H40M21S</meta:editing-duration>
    <meta:editing-cycles>17</meta:editing-cycles>
    <meta:generator>LibreOffice/4.2.8.2$Linux_X86_64 LibreOffice_project/420m0$Build-2</meta:generator>
    <meta:document-statistic meta:object-count="2"/>
  </office:meta>
</office:document-meta>
</file>